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194">
            <text:p>Hel-4194</text:p>
          </table:table-cell>
          <table:table-cell office:value-type="float" office:value="60.51">
            <text:p>60.51</text:p>
          </table:table-cell>
          <table:table-cell office:value-type="float" office:value="26.44">
            <text:p>26.44</text:p>
          </table:table-cell>
          <table:table-cell office:value-type="float" office:value="5140.0">
            <text:p>514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7.0">
            <text:p>27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226">
            <text:p>Hel-4226</text:p>
          </table:table-cell>
          <table:table-cell office:value-type="float" office:value="60.45">
            <text:p>60.45</text:p>
          </table:table-cell>
          <table:table-cell office:value-type="float" office:value="25.88">
            <text:p>25.88</text:p>
          </table:table-cell>
          <table:table-cell office:value-type="float" office:value="4070.0">
            <text:p>407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54">
            <text:p>18.54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238">
            <text:p>Hel-4238</text:p>
          </table:table-cell>
          <table:table-cell office:value-type="float" office:value="60.49">
            <text:p>60.49</text:p>
          </table:table-cell>
          <table:table-cell office:value-type="float" office:value="26.18">
            <text:p>26.18</text:p>
          </table:table-cell>
          <table:table-cell office:value-type="float" office:value="4260.0">
            <text:p>426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5">
            <text:p>2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188">
            <text:p>Hel-4188</text:p>
          </table:table-cell>
          <table:table-cell office:value-type="float" office:value="60.51">
            <text:p>60.51</text:p>
          </table:table-cell>
          <table:table-cell office:value-type="float" office:value="26.34">
            <text:p>26.34</text:p>
          </table:table-cell>
          <table:table-cell office:value-type="float" office:value="5080.0">
            <text:p>508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2">
            <text:p>22.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254">
            <text:p>Hel-4254</text:p>
          </table:table-cell>
          <table:table-cell office:value-type="float" office:value="60.49">
            <text:p>60.49</text:p>
          </table:table-cell>
          <table:table-cell office:value-type="float" office:value="26.42">
            <text:p>26.42</text:p>
          </table:table-cell>
          <table:table-cell office:value-type="float" office:value="6500.0">
            <text:p>650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.72">
            <text:p>26.7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392">
            <text:p>Hel-392</text:p>
          </table:table-cell>
          <table:table-cell office:value-type="float" office:value="60.36">
            <text:p>60.36</text:p>
          </table:table-cell>
          <table:table-cell office:value-type="float" office:value="25.76">
            <text:p>25.76</text:p>
          </table:table-cell>
          <table:table-cell office:value-type="float" office:value="7250.0">
            <text:p>7250.0</text:p>
          </table:table-cell>
          <table:table-cell office:value-type="float" office:value="240.0">
            <text:p>2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74">
            <text:p>28.7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193">
            <text:p>Hel-4193</text:p>
          </table:table-cell>
          <table:table-cell office:value-type="float" office:value="60.51">
            <text:p>60.51</text:p>
          </table:table-cell>
          <table:table-cell office:value-type="float" office:value="26.34">
            <text:p>26.34</text:p>
          </table:table-cell>
          <table:table-cell office:value-type="float" office:value="5410.0">
            <text:p>541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63">
            <text:p>25.63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Su-1026">
            <text:p>Su-1026</text:p>
          </table:table-cell>
          <table:table-cell office:value-type="float" office:value="60.44">
            <text:p>60.44</text:p>
          </table:table-cell>
          <table:table-cell office:value-type="float" office:value="25.63">
            <text:p>25.63</text:p>
          </table:table-cell>
          <table:table-cell office:value-type="float" office:value="5350.0">
            <text:p>535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7.74">
            <text:p>27.7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DonnerEronen1981,RosentauEtal2021">
            <text:p>DonnerEronen1981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Su-1927">
            <text:p>Su-1927</text:p>
          </table:table-cell>
          <table:table-cell office:value-type="float" office:value="60.35">
            <text:p>60.35</text:p>
          </table:table-cell>
          <table:table-cell office:value-type="float" office:value="25.87">
            <text:p>25.87</text:p>
          </table:table-cell>
          <table:table-cell office:value-type="float" office:value="6130.0">
            <text:p>613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24">
            <text:p>25.2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ailaEtal1991,RosentauEtal2021">
            <text:p>HailaEtal1991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1125">
            <text:p>Hel-1125</text:p>
          </table:table-cell>
          <table:table-cell office:value-type="float" office:value="60.35">
            <text:p>60.35</text:p>
          </table:table-cell>
          <table:table-cell office:value-type="float" office:value="25.79">
            <text:p>25.79</text:p>
          </table:table-cell>
          <table:table-cell office:value-type="float" office:value="5720.0">
            <text:p>572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94">
            <text:p>22.94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JungnerSonninen1983,RosentauEtal2021">
            <text:p>JungnerSonninen198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